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6759304227895094775"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1490857612481058904"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2893282456762523211"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3T11:51:18.13</dc:date>
    <dc:creator>James  Lombardi</dc:creator>
    <meta:editing-duration>P1DT6H42M58S</meta:editing-duration>
    <meta:editing-cycles>152</meta:editing-cycles>
    <meta:generator>OpenOffice/4.1.2$Win32 OpenOffice.org_project/412m3$Build-9782</meta:generator>
    <meta:document-statistic meta:table-count="0" meta:image-count="0" meta:object-count="0" meta:page-count="26" meta:paragraph-count="631" meta:word-count="6933" meta:character-count="34429"/>
  </office:meta>
</office:document-meta>
</file>